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>
      <style:text-properties officeooo:paragraph-rsid="00197cfd"/>
    </style:style>
    <style:style style:name="P6" style:family="paragraph" style:parent-style-name="Heading_20_3">
      <style:text-properties officeooo:paragraph-rsid="001c6e98"/>
    </style:style>
    <style:style style:name="P7" style:family="paragraph" style:parent-style-name="Horizontal_20_Line">
      <style:text-properties officeooo:paragraph-rsid="001c6e98"/>
    </style:style>
    <style:style style:name="P8" style:family="paragraph" style:parent-style-name="Text_20_body">
      <style:text-properties officeooo:paragraph-rsid="001c6e98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a99fb"/>
    </style:style>
    <style:style style:name="P10" style:family="paragraph" style:parent-style-name="Text_20_body">
      <style:text-properties fo:color="#800080" loext:opacity="100%" fo:font-size="15pt" fo:font-weight="bold" style:font-size-asian="15pt" style:font-weight-asian="bold" style:font-size-complex="15pt" style:font-weight-complex="bold"/>
    </style:style>
    <style:style style:name="P11" style:family="paragraph" style:parent-style-name="Preformatted_20_Text" style:list-style-name="L1">
      <style:paragraph-properties fo:margin-left="0cm" fo:margin-right="0cm" fo:text-indent="0cm" style:auto-text-indent="false" style:writing-mode="lr-tb"/>
      <style:text-properties officeooo:paragraph-rsid="00197cfd"/>
    </style:style>
    <style:style style:name="P12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paragraph-rsid="00197cfd"/>
    </style:style>
    <style:style style:name="P13" style:family="paragraph" style:parent-style-name="Preformatted_20_Text" style:list-style-name="L2">
      <style:paragraph-properties fo:margin-left="0cm" fo:margin-right="0cm" fo:text-indent="0cm" style:auto-text-indent="false" style:writing-mode="lr-tb"/>
      <style:text-properties officeooo:paragraph-rsid="00197cfd"/>
    </style:style>
    <style:style style:name="P1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97cfd"/>
    </style:style>
    <style:style style:name="P15" style:family="paragraph" style:parent-style-name="Preformatted_20_Text" style:list-style-name="L2">
      <style:paragraph-properties fo:margin-top="0cm" fo:margin-bottom="0.499cm" style:contextual-spacing="false" style:writing-mode="lr-tb"/>
      <style:text-properties officeooo:paragraph-rsid="00197cfd"/>
    </style:style>
    <style:style style:name="P16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8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9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0" style:family="paragraph" style:parent-style-name="Text_20_body" style:list-style-name="L1">
      <style:text-properties officeooo:paragraph-rsid="00197cfd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cm" fo:margin-bottom="0cm" style:contextual-spacing="false"/>
    </style:style>
    <style:style style:name="P28" style:family="paragraph" style:parent-style-name="Text_20_body" style:list-style-name="L7"/>
    <style:style style:name="P29" style:family="paragraph" style:parent-style-name="Text_20_body" style:list-style-name="L8"/>
    <style:style style:name="P30" style:family="paragraph" style:parent-style-name="Text_20_body" style:list-style-name="L8">
      <style:paragraph-properties fo:margin-top="0cm" fo:margin-bottom="0cm" style:contextual-spacing="false"/>
    </style:style>
    <style:style style:name="P31" style:family="paragraph" style:parent-style-name="Text_20_body" style:list-style-name="L9"/>
    <style:style style:name="P32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officeooo:rsid="00197cfd"/>
    </style:style>
    <style:style style:name="T2" style:family="text">
      <style:text-properties fo:color="#800080" loext:opacity="100%" fo:font-size="15pt" fo:font-weight="bold" style:font-size-asian="15pt" style:font-weight-asian="bold" style:font-size-complex="15pt" style:font-weight-complex="bold"/>
    </style:style>
    <style:style style:name="T3" style:family="text">
      <style:text-properties fo:background-color="#ffff38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it worktree allows you to check out multiple branches at the same time in separate directories.</text:p>
      <text:h text:style-name="Heading_20_3" text:outline-level="3"><text:span text:style-name="Strong_20_Emphasis">Step-by-Step Instructions:</text:span></text:h>
      <text:h text:style-name="Heading_20_4" text:outline-level="4">1. <text:span text:style-name="Strong_20_Emphasis">Clone the Repository (if not already cloned):</text:span></text:h>
      <text:p text:style-name="P9"><text:span text:style-name="Source_20_Text"><text:span text:style-name="T3">git clone https://github.com/PGA-Techies/E-Commerce-Backend.git</text:span></text:span></text:p>
      <text:p text:style-name="P4"><text:span text:style-name="Source_20_Text"><text:span text:style-name="T3">cd E-Commerce-Backend</text:span></text:span></text:p>
      <text:p text:style-name="Text_20_body">The repository will now contain the files and folders, such as <text:span text:style-name="Source_20_Text">README.md</text:span> and <text:span text:style-name="Source_20_Text">ecompro</text:span>.</text:p>
      <text:p text:style-name="P5"><text:span text:style-name="Strong_20_Emphasis"><text:span text:style-name="T1">2. </text:span></text:span><text:span text:style-name="Strong_20_Emphasis">Ensure the Branches Exist</text:span> Check if the branches (<text:span text:style-name="Source_20_Text">ecommerce</text:span> and <text:span text:style-name="Source_20_Text">ecommerce-2</text:span>) already exist:</text:p>
      <text:p text:style-name="Text_20_body"><text:span text:style-name="Source_20_Text"><text:span text:style-name="T3">git branch -a</text:span></text:span></text:p>
      <text:list text:style-name="L1">
        <text:list-item>
          <text:p text:style-name="P20">If the branches are listed under <text:span text:style-name="Source_20_Text">remotes/origin/</text:span>, they need to be checked out locally:</text:p>
          <text:p text:style-name="P11"><text:span text:style-name="Source_20_Text"><text:span text:style-name="T3">git checkout -b ecommerce origin/ecommerce</text:span></text:span></text:p>
          <text:p text:style-name="P12"><text:span text:style-name="Source_20_Text"><text:span text:style-name="T3">git checkout -b ecommerce-2 origin/ecommerce-2</text:span></text:span></text:p>
        </text:list-item>
        <text:list-item>
          <text:p text:style-name="P12"><text:span text:style-name="Source_20_Text">Create a new branch `ecommerce` if it doesn't exist </text:span></text:p>
          <text:p text:style-name="P12"><text:span text:style-name="Source_20_Text"><text:span text:style-name="T3">git branch ecommerce </text:span></text:span></text:p>
        </text:list-item>
      </text:list>
      <text:p text:style-name="P5"><text:span text:style-name="Strong_20_Emphasis"><text:span text:style-name="T1">3. </text:span></text:span><text:span text:style-name="Strong_20_Emphasis">Add Git Worktrees</text:span> Use the following commands to create worktrees for the <text:span text:style-name="Source_20_Text">ecommerce</text:span> and <text:span text:style-name="Source_20_Text">ecommerce-2</text:span> branches:</text:p>
      <text:list text:style-name="L2">
        <text:list-header>
          <text:p text:style-name="P13"><text:span text:style-name="Source_20_Text"><text:span text:style-name="T3">git worktree add ../E-Commerce-Backend-ecommerce ecommerce</text:span></text:span></text:p>
          <text:p text:style-name="P15"><text:span text:style-name="Source_20_Text"><text:span text:style-name="T3">git worktree add ../E-Commerce-Backend-ecommerce-2 ecommerce-2</text:span></text:span></text:p>
        </text:list-header>
      </text:list>
      <text:p text:style-name="P5"><text:span text:style-name="Strong_20_Emphasis"><text:span text:style-name="T1">4. </text:span></text:span><text:span text:style-name="Strong_20_Emphasis">Verify the Worktrees</text:span> Check the worktrees to confirm they've been set up correctly:</text:p>
      <text:list text:continue-numbering="true" text:style-name="L2">
        <text:list-header>
          <text:p text:style-name="P14"><text:span text:style-name="Source_20_Text"><text:span text:style-name="T3">git worktree list</text:span></text:span></text:p>
        </text:list-header>
      </text:list>
      <text:h text:style-name="Heading_20_3" text:outline-level="3">Folder Structure After Worktree Setup</text:h>
      <text:p text:style-name="Text_20_body">The folder structure will look like this:</text:p>
      <text:p text:style-name="P1"><text:span text:style-name="Source_20_Text"><text:span text:style-name="T3">~/Documents/DJANGO/OWN PROJECTS/E-commerce-git/</text:span></text:span></text:p>
      <text:p text:style-name="P3"><text:span text:style-name="Source_20_Text"><text:span text:style-name="T3">├── E-Commerce-Backend/ <text:s text:c="9"/># Main branch</text:span></text:span></text:p>
      <text:p text:style-name="P3"><text:span text:style-name="Source_20_Text"><text:span text:style-name="T3">├── E-Commerce-Backend-ecommerce/ # ecommerce branch</text:span></text:span></text:p>
      <text:p text:style-name="P4"><text:span text:style-name="Source_20_Text"><text:span text:style-name="T3">└── E-Commerce-Backend-ecommerce-2/ # ecommerce-2 branch</text:span></text:span></text:p>
      <text:p text:style-name="Standard"/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oft-page-break/><text:span text:style-name="T2">To effectively work with Git worktrees and merge changes from a branch (e.g., </text:span><text:span text:style-name="Source_20_Text"><text:span text:style-name="T2">ecommerce</text:span></text:span><text:span text:style-name="T2">) into the </text:span><text:span text:style-name="Source_20_Text"><text:span text:style-name="T2">main</text:span></text:span><text:span text:style-name="T2"> branch, follow these steps:</text:span></text:p>
      <text:h text:style-name="Heading_20_3" text:outline-level="3">Step 1: Navigate to the Worktree for the <text:span text:style-name="Source_20_Text">ecommerce</text:span> Branch</text:h>
      <text:p text:style-name="Text_20_body">Ensure you're in the correct directory where the <text:span text:style-name="Source_20_Text">ecommerce</text:span> branch is checked out:</text:p>
      <text:p text:style-name="P2"><text:span text:style-name="Source_20_Text"><text:span text:style-name="T3">cd ../E-Commerce-Backend-ecommerce</text:span></text:span></text:p>
      <text:h text:style-name="Heading_20_3" text:outline-level="3">Step 2: Add and Commit Changes in the <text:span text:style-name="Source_20_Text">ecommerce</text:span> Branch</text:h>
      <text:p text:style-name="Text_20_body">Make your changes in this worktree and commit them:</text:p>
      <text:p text:style-name="P1"><text:span text:style-name="Source_20_Text"><text:span text:style-name="T3">git add .</text:span></text:span></text:p>
      <text:p text:style-name="P4"><text:span text:style-name="Source_20_Text"><text:span text:style-name="T3">git commit -m "Description of the changes made in the ecommerce branch"</text:span></text:span></text:p>
      <text:h text:style-name="Heading_20_3" text:outline-level="3">Step 3: Switch to the Main Worktree</text:h>
      <text:p text:style-name="Text_20_body">Move to the directory where the <text:span text:style-name="Source_20_Text">main</text:span> branch is checked out:</text:p>
      <text:p text:style-name="P2"><text:span text:style-name="Source_20_Text"><text:span text:style-name="T3">cd ../E-Commerce-Backend</text:span></text:span></text:p>
      <text:h text:style-name="Heading_20_3" text:outline-level="3">Step 4: Merge the <text:span text:style-name="Source_20_Text">ecommerce</text:span> Branch into the <text:span text:style-name="Source_20_Text">main</text:span> Branch</text:h>
      <text:p text:style-name="Text_20_body">Merge the <text:span text:style-name="Source_20_Text">ecommerce</text:span> branch into the <text:span text:style-name="Source_20_Text">main</text:span> branch:</text:p>
      <text:p text:style-name="P2"><text:span text:style-name="Source_20_Text"><text:span text:style-name="T3">git merge ecommerce</text:span></text:span></text:p>
      <text:h text:style-name="Heading_20_3" text:outline-level="3">Step 5: Resolve Any Merge Conflicts (If Necessary)</text:h>
      <text:p text:style-name="Text_20_body">If there are conflicts, Git will pause the merge process and indicate which files have conflicts. Resolve the conflicts manually by editing the files, and then mark them as resolved:</text:p>
      <text:p text:style-name="P2"><text:span text:style-name="Source_20_Text"><text:span text:style-name="T3">git add &lt;file_with_conflict&gt;</text:span></text:span></text:p>
      <text:p text:style-name="Text_20_body">Continue the merge:</text:p>
      <text:p text:style-name="P2"><text:span text:style-name="Source_20_Text"><text:span text:style-name="T3">git commit</text:span></text:span></text:p>
      <text:h text:style-name="Heading_20_3" text:outline-level="3">Step 6: Push the Changes to the Remote Repository</text:h>
      <text:p text:style-name="Text_20_body">Once the merge is successful, push the updated <text:span text:style-name="Source_20_Text">main</text:span> branch to the remote repository:</text:p>
      <text:p text:style-name="P2"><text:span text:style-name="Source_20_Text"><text:span text:style-name="T3">git push origin main</text:span></text:span></text:p>
      <text:h text:style-name="Heading_20_3" text:outline-level="3">Optional: Keep the <text:span text:style-name="Source_20_Text">ecommerce</text:span> Branch Updated with <text:span text:style-name="Source_20_Text">main</text:span></text:h>
      <text:p text:style-name="Text_20_body">If you want to keep the <text:span text:style-name="Source_20_Text">ecommerce</text:span> branch updated with the latest changes from <text:span text:style-name="Source_20_Text">main</text:span> (to avoid diverging too much), you can periodically merge or rebase <text:span text:style-name="Source_20_Text">main</text:span> into <text:span text:style-name="Source_20_Text">ecommerce</text:span>:</text:p>
      <text:list text:style-name="L3">
        <text:list-item>
          <text:p text:style-name="P21">Navigate to the <text:span text:style-name="Source_20_Text">ecommerce</text:span> worktree:</text:p>
          <text:p text:style-name="P16"><text:span text:style-name="Source_20_Text"><text:span text:style-name="T3">cd ../E-Commerce-Backend-ecommerce</text:span></text:span></text:p>
        </text:list-item>
        <text:list-item>
          <text:p text:style-name="P21"><text:soft-page-break/>Pull the latest <text:span text:style-name="Source_20_Text">main</text:span> branch into <text:span text:style-name="Source_20_Text">ecommerce</text:span>:</text:p>
          <text:p text:style-name="P16"><text:span text:style-name="Source_20_Text"><text:span text:style-name="T3">git pull origin main</text:span></text:span></text:p>
        </text:list-item>
      </text:list>
      <text:p text:style-name="Text_20_body">Alternatively, rebase:</text:p>
      <text:p text:style-name="P2"><text:span text:style-name="Source_20_Text"><text:span text:style-name="T3">git rebase main</text:span></text:span></text:p>
      <text:h text:style-name="Heading_20_3" text:outline-level="3">Best Practices for Working with Worktrees:</text:h>
      <text:list text:style-name="L4">
        <text:list-item>
          <text:p text:style-name="P23"><text:span text:style-name="Strong_20_Emphasis">Separate Directories</text:span>: Ensure each branch is in its own directory to avoid confusion.</text:p>
        </text:list-item>
        <text:list-item>
          <text:p text:style-name="P23"><text:span text:style-name="Strong_20_Emphasis">Keep Branches Updated</text:span>: Regularly pull updates from <text:span text:style-name="Source_20_Text">main</text:span> to keep branches synchronized.</text:p>
        </text:list-item>
        <text:list-item>
          <text:p text:style-name="P23"><text:span text:style-name="Strong_20_Emphasis">Worktree List Command</text:span>: Use <text:span text:style-name="Source_20_Text"><text:span text:style-name="T3">git worktree list</text:span></text:span> to see all active worktrees and their branches.</text:p>
        </text:list-item>
        <text:list-item>
          <text:p text:style-name="P22"><text:span text:style-name="Strong_20_Emphasis">Avoid Deleting Active Branches</text:span>: Always check the worktree list before deleting a branch to ensure no active worktrees depend on it.</text:p>
        </text:list-item>
      </text:list>
      <text:p text:style-name="Text_20_body">This approach helps streamline development with multiple branches while avoiding unnecessary conflicts and keeping work organized.</text:p>
      <text:p text:style-name="P7"><text:span text:style-name="Strong_20_Emphasis"/></text:p>
      <text:h text:style-name="P6" text:outline-level="3"><text:span text:style-name="Strong_20_Emphasis"/></text:h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P8"><text:span text:style-name="Strong_20_Emphasis"/></text:p>
      <text:p text:style-name="Text_20_body"><text:soft-page-break/><text:span text:style-name="T2">here are </text:span><text:span text:style-name="Strong_20_Emphasis"><text:span text:style-name="T2">important considerations and advanced tips</text:span></text:span><text:span text:style-name="T2"> when working with Git worktrees:</text:span></text:p>
      <text:p text:style-name="Text_20_body"><text:span text:style-name="Strong_20_Emphasis">Keep Track of Changes Across Worktrees</text:span></text:p>
      <text:list text:style-name="L5">
        <text:list-item>
          <text:p text:style-name="P25">Use <text:span text:style-name="Source_20_Text">git status</text:span> in each worktree to track uncommitted changes before switching branches or making updates.</text:p>
        </text:list-item>
        <text:list-item>
          <text:p text:style-name="P24">Avoid leaving uncommitted changes in one worktree and switching to another, as this can cause confusion or lost work.</text:p>
        </text:list-item>
      </text:list>
      <text:p text:style-name="Horizontal_20_Line"/>
      <text:h text:style-name="Heading_20_3" text:outline-level="3"><text:span text:style-name="Strong_20_Emphasis">Stashing for Safe Switching</text:span></text:h>
      <text:p text:style-name="Text_20_body">If you're midway through a task and need to switch branches:</text:p>
      <text:p text:style-name="P2"><text:span text:style-name="Source_20_Text"><text:span text:style-name="T3">git stash</text:span></text:span></text:p>
      <text:p text:style-name="Text_20_body">Later, you can reapply the stashed changes:</text:p>
      <text:p text:style-name="P2"><text:span text:style-name="Source_20_Text"><text:span text:style-name="T3">git stash apply</text:span></text:span></text:p>
      <text:p text:style-name="Horizontal_20_Line"/>
      <text:h text:style-name="Heading_20_3" text:outline-level="3"><text:span text:style-name="Strong_20_Emphasis">Avoid Worktree Conflicts</text:span></text:h>
      <text:list text:style-name="L6">
        <text:list-item>
          <text:p text:style-name="P27"><text:span text:style-name="Strong_20_Emphasis">Avoid modifying the same files in multiple worktrees at the same time.</text:span> Since worktrees point to the same Git repository, conflicting changes across worktrees can lead to issues during merges or commits.</text:p>
        </text:list-item>
        <text:list-item>
          <text:p text:style-name="P26">Test and verify changes in one worktree before applying them to others.</text:p>
        </text:list-item>
      </text:list>
      <text:p text:style-name="Horizontal_20_Line"><text:span text:style-name="Strong_20_Emphasis"/></text:p>
      <text:h text:style-name="Heading_20_3" text:outline-level="3"><text:span text:style-name="Strong_20_Emphasis">Clean Up Detached Worktrees</text:span></text:h>
      <text:p text:style-name="Text_20_body">If a worktree is no longer needed, you can remove it:</text:p>
      <text:p text:style-name="P2"><text:span text:style-name="Source_20_Text"><text:span text:style-name="T3">git worktree remove &lt;path-to-worktree&gt;</text:span></text:span></text:p>
      <text:p text:style-name="Text_20_body">Example:</text:p>
      <text:p text:style-name="P2"><text:span text:style-name="Source_20_Text"><text:span text:style-name="T3">git worktree remove ../E-Commerce-Backend-ecommerce-2</text:span></text:span></text:p>
      <text:p text:style-name="Text_20_body">This removes the directory but leaves the branch in the Git repository intact.</text:p>
      <text:p text:style-name="P7"><text:span text:style-name="Strong_20_Emphasis"/></text:p>
      <text:h text:style-name="Heading_20_3" text:outline-level="3"><text:span text:style-name="Strong_20_Emphasis">Dealing with Remote Updates</text:span></text:h>
      <text:list text:style-name="L7">
        <text:list-item>
          <text:p text:style-name="P28"><text:span text:style-name="Strong_20_Emphasis">Sync branches with remote changes</text:span>: If the remote repository has been updated (e.g., new commits or branches), always fetch the latest changes:</text:p>
          <text:p text:style-name="P17"><text:span text:style-name="Source_20_Text"><text:span text:style-name="T3">git fetch origin</text:span></text:span></text:p>
        </text:list-item>
        <text:list-item>
          <text:p text:style-name="P28">Pull updates into each worktree as needed.</text:p>
        </text:list-item>
      </text:list>
      <text:p text:style-name="Text_20_body"><text:soft-page-break/><text:span text:style-name="Strong_20_Emphasis"/></text:p>
      <text:p text:style-name="P7"><text:span text:style-name="Strong_20_Emphasis"/></text:p>
      <text:h text:style-name="Heading_20_3" text:outline-level="3"><text:span text:style-name="Strong_20_Emphasis">Backup and Synchronize Worktrees</text:span></text:h>
      <text:list text:style-name="L8">
        <text:list-item>
          <text:p text:style-name="P29">When using multiple worktrees, you can accidentally forget to commit work in one. Use:</text:p>
          <text:p text:style-name="P18"><text:span text:style-name="Source_20_Text"><text:span text:style-name="T3">git worktree list</text:span></text:span></text:p>
          <text:p text:style-name="P30">to ensure no active worktrees are left with pending changes.</text:p>
        </text:list-item>
        <text:list-item>
          <text:p text:style-name="P29">Always back up your work (via remote pushes or separate backups) to avoid data loss.</text:p>
        </text:list-item>
      </text:list>
      <text:p text:style-name="P7"><text:span text:style-name="Strong_20_Emphasis"/></text:p>
      <text:h text:style-name="Heading_20_3" text:outline-level="3"><text:span text:style-name="Strong_20_Emphasis">Rebase vs Merge</text:span></text:h>
      <text:list text:style-name="L9">
        <text:list-item>
          <text:p text:style-name="P32"><text:span text:style-name="Strong_20_Emphasis">Merge</text:span> is better for tracking the history of how branches diverged.</text:p>
        </text:list-item>
        <text:list-item>
          <text:p text:style-name="P31"><text:span text:style-name="Strong_20_Emphasis">Rebase</text:span> creates a cleaner linear history but rewrites commit history, which can complicate collaboration. Use:</text:p>
          <text:p text:style-name="P19"><text:span text:style-name="Source_20_Text"><text:span text:style-name="T3">git rebase main</text:span></text:span></text:p>
          <text:p text:style-name="P31">cautiously, ensuring no one else depends on the branch you're rebasing.</text:p>
        </text:list-item>
      </text:list>
      <text:p text:style-name="Horizontal_20_Line"/>
      <text:p text:style-name="Text_20_body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7:35:48.764343022</meta:creation-date>
    <dc:date>2025-01-03T12:21:13.270190845</dc:date>
    <meta:editing-duration>PT2H50M3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5" meta:paragraph-count="92" meta:word-count="823" meta:character-count="5297" meta:non-whitespace-character-count="4581"/>
  </office:meta>
</office:document-meta>
</file>